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/>
    </style:style>
    <style:style style:name="T3" style:family="text">
      <style:text-properties style:text-line-through-style="none"/>
    </style:style>
    <style:style style:name="T4" style:family="text">
      <style:text-properties style:font-name="Times New Roman1"/>
    </style:style>
    <style:style style:name="T5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the sabbath before Elul./</text:p>
      <text:p text:style-name="P5"/>
      <text:p text:style-name="P4">[Page 1]</text:p>
      <text:p text:style-name="P4">Friends! <text:s/>To miss any of my brethren, who are wont to/ worship in this minor sanctuary, gives me pain; therefore/ when they reappear, who have for a period been absent, I/ am of joyful spirits. <text:s/>The number legally/ required to hold divine service in public, is comparatively/ small. <text:s/>It may be easily secured. <text:s/>And thanks/ <text:span text:style-name="T1">be</text:span><text:span text:style-name="T3"> to the Lord, only once during the intensely hot season/ experienced, we failed to obtain it. <text:s/>But....[Hebrew]/ [Hebrew] "In the multitude of people, is a King's honor;"/ says Solomon in his proverbs. <text:s/>I verily believe that/ the Sovereign of the universe, whose eyes are ever open/ toward this house, which we have built to His name, looks/ down graciously upon us, when we throng its courts to/ do Him reverence./</text:span></text:p>
      <text:p text:style-name="P6">We employ none of the fictitious means, which others/ have deemed needful to attract Israelites to the Synagogue./ <text:s/>The prayers we recite, are those composed in ancient days./ <text:s/>Simplicity of manners characterizes our devotional/ exercises. <text:s/>Hence, it can only be the desire/ of pleasing God, that prompts you, dear brethren! to/ join in the orisons and supplications, which I pour forth/</text:p>
      <text:p text:style-name="P6"/>
      <text:p text:style-name="P6">[Page 2]</text:p>
      <text:p text:style-name="P4"><text:span text:style-name="T3">in this sacred spot. <text:s/>Oh! may it be so/ continually in your heart, to love the Creator and Protector/ of your life, and evince the sincerity of your feelings/ by hastening unto His divine presence, solely to </text:span><text:soft-page-break/><text:span text:style-name="T3">re-/-count His marvellous[sic!] acts. <text:s/>To offer thanksgivings for/ the past, and implore assistance for the future./ <text:s/>I do not disguise the fear I occasionally entertain./ <text:s/>In your daily walks you are apt to meet with some,/ who deride our mode of worshipping[sic!] as antiquated./ <text:s/>They would fain shame you into the adoption/ of forms, which they hold to be eminently pro-/-gressive. <text:s/>But I that deplore the/ estrangement of any </text:span><text:span text:style-name="T1">of</text:span><text:span text:style-name="T3"> among you from the fold, whereat/ I have long kept watch, feel ill-at-ease, when/ I behold those seats vacant, which were formerly/ occupied on each returning Sabbath./</text:span></text:p>
      <text:p text:style-name="P6">Am I personally interested? <text:s/>Aye, most assuredly so;/ but not any more than you yourselves should be, my/ friends! <text:s/>For, rely on it; the day that this/ Hebrew congregation, noted among all others in/ our city, for its seniority; and the standing of its/ members, shall make a common cause with/</text:p>
      <text:p text:style-name="P6"/>
      <text:p text:style-name="P6">[Page 3]</text:p>
      <text:p text:style-name="P6">those that have overreached the bounds set by the/ ancients, Judaism now on the decline, will be sped on/ to the verge of ruin. <text:s/>Our children to whom/ we should leave a legacy of piety, will be unable to/ distinguish between the law of God, and the false/ teachings of man. <text:s/>For, I do not hesitate to/ say it. <text:s/>The newly introduced changes in the wor-/-ship are simply a cover. <text:s/>Their ulterior design is/ to gather strength, wherewith to break down the/ bridge which connects us with the past. <text:s/>A/ multitude must needs be raised to do that work of/ destruction; and they who are bent on completing it,/ know how to lure into their service the heedless/ and the unwary. <text:s/>Siren songs and multifluous/ speeches are resorted to. <text:s/>Their efficacy tells/ already but too sadly on the cause of religion./ <text:s/>You heard, my brethren! in the section of the Pentateuch/ we have just perused, that among the tokens which/ must distinguish Israel as the people set apart/ by the Divinity for a holy purpose, is their abstaining/ from certain viands. <text:s/>Yet, a few days/</text:p>
      <text:p text:style-name="P6"/>
      <text:p text:style-name="P6">[Page 4]</text:p>
      <text:p text:style-name="P4"><text:span text:style-name="T3">ago I was ingeniously asked by a youthful individual/ of our race, whether I did not think that a differ-/-ence should no longer be made between a fish which/ the Bible designates as fit for our use, and that which/ lacks the requisites specified therein! <text:s/>Such is/ the legitimate result of the lessons taught in places,/ ostensibly opened to promote the cause of Judaism,/ but in reality for the purpose of waging war against/ its enactments. <text:s/>When notwithstanding the/ unequivocal prohibition twice written down by the/ inspired son of Amram, a teacher in Israel enforces/ by </text:span><text:span text:style-name="T1">his</text:span><text:span text:style-name="T3"> word and example a violation of all the dietary/ laws, can we wonder if Holy Writ is looked upon/ by the rising generation as a sheer myth, and/ he who expounds it acceptably to their appetites and/ tastes, as the true prophet of his age? <text:s/>The populace/ either too much engrossed in worldly pursuits, or,/ too ignorant, do not weigh </text:span><text:span text:style-name="T1">upon</text:span><text:span text:style-name="T3"> in the scales of mature/ judgment, what is proclaimed from the pulpit./ <text:s/>Enough, that some one who enjoys the reputation of/ learned explains away every law to which obedience/ had been paid hitherto. <text:s/>The course he points out/ </text:span></text:p>
      <text:p text:style-name="P6"/>
      <text:p text:style-name="P6">[Page 5]</text:p>
      <text:p text:style-name="P6">is congenial with human feelings. <text:s/>It allows mun-/-dane wishes a free scope; whereas to conform to/ the olden rules is to endure privations. <text:s/>Therefore/ is impiety set on high, and the revealed will of our/ Legislator set at naught./</text:p>
      <text:p text:style-name="P6">Now, my beloved friends! <text:s/>I have no reason to flatter/ myself that all who are attached to my congregation,/ adhere to the divine prescriptions, to which I have made/ special allusion. <text:s/>I am aware that the reverse/ is a fact, and I would be guilty of a glaring falsehood/ if I denied any knowledge thereof. <text:s/>It would be/ consummate hypocrisy on my part, to seek the favor/ of some, by a palliation of sin. <text:s/>Its commission may/ not be with the expressed design of opposing the biblical/ command, still it is very general. <text:s/>Would that/ I could further extenuate it; but I cannot do so, by/ accepting as correct the idea entertained by some of my/ brethren; namely, that provided they do not partake/ of the flesh of an animal forbid in the law, they may,/ when absent from home, enjoy other meats set before them./ <text:s/>I <text:soft-page-break/>cannot, because that portion in to-day's Parash<text:span text:style-name="T4">á</text:span><text:span text:style-name="T5">, that/ contains all the dietary </text:span><text:span text:style-name="T2">prescriptions</text:span><text:span text:style-name="T5"> ordinances, ends as follows:/</text:span></text:p>
      <text:p text:style-name="P6"><text:span text:style-name="T5"/></text:p>
      <text:p text:style-name="P6"><text:span text:style-name="T5">[Page 6]</text:span></text:p>
      <text:p text:style-name="P6"><text:span text:style-name="T5">[Hebrew]. <text:s/>"Ye shall not eat any thing that dies/ of itself," which sentence clearly implies the necessity/ of ascertaining by an examination of the entrails, the/ healthy condition of the animal, set apart for our/ food. <text:s/>I cannot, because this same section we/ have read, solemnly warns us against eating any blood;/ which implies again the obligation of slaughtering the/ animal in a manner that precludes the total absorption/ of the blood into the flesh. <text:s/>But despite the/ recklessness exhibited by my congregation in that respect,/ I feel that I may nevertheless, be, under Providence, </text:span><text:span text:style-name="T2">be</text:span><text:span text:style-name="T5">/ instrumental in accomplishing some good. <text:s/>My/ earnest words may awaken my hearers to a sense of their/ shortcomings; or, they may confirm my conscientious/ brother in his ideas of a consistent Jewish life./</text:span></text:p>
      <text:p text:style-name="P6"><text:span text:style-name="T5">I may, at the least, check the progress of wilful[sic!]/ sin; prevent the full success of sanctioned impiety./ <text:s/>Such is the cause wherein I am deeply interested, and/ in which I long to enlist your sympathies./</text:span></text:p>
      <text:p text:style-name="P6"><text:span text:style-name="T5">Could you but use superior to the incitement of the/ appetites; could you stand proof against the/</text:span></text:p>
      <text:p text:style-name="P6"><text:span text:style-name="T5"/></text:p>
      <text:p text:style-name="P6"><text:span text:style-name="T5">[Page 7]</text:span></text:p>
      <text:p text:style-name="P6"><text:span text:style-name="T5">jeers of the scoffers and the attacks of the miscre-/-ants, you would see the flame of religion now/ flickering without a light, burn steadily and brightly/ in many a breast. <text:s/>Your goodly example would ac-/-complish it. <text:s/>Then would I rejoice, and Abra-/-ham's God be sanctified in our midst, but yours would/ be the glory and the everlasting reward, ever, the heavenly/ blessing promised to those who will obey the commandments/ of the Omnipotent Lord, and He bid our fathers [Hebrew]/ [Hebrew]. <text:s/>Therefore/ have I spoken this Sabbath, that preceded the month,/ on which, we hope and pray, may be the forerunner of a/ year of happiness to our households [Hebrew]. <text:s/>Be/ early prepared to meet the God of Israel, by confessions,/ and wise reform. <text:s/>May I anticipate the sight/--to me always gratifying </text:span><text:span text:style-name="T2">sight</text:span><text:span text:style-name="T5"> of a numerous attendance/ at the divine service which will be daily performed/ in our synagogue, from the ensuing week unto the/ great day of atonement? <text:s/>I would specially/ call upon my young brother--the Bar Mitzvah--/ and his coevals, to thus betimes acquire the merit/ of promoting public worship. <text:s/>I crave for/</text:span></text:p>
      <text:p text:style-name="P6"><text:span text:style-name="T5"/></text:p>
      <text:p text:style-name="P6"><text:span text:style-name="T5">[Page 8]</text:span></text:p>
      <text:p text:style-name="P6"><text:span text:style-name="T5">their presence, at the time we offer propitiators/ supplications to our God, and urge the parents to aid/ me by their authoritative counsel. <text:s/>For verily;/ "a King is honored by a multitude of people" [Hebrew]/ [Hebrew]. <text:s/>And, as our Rabbins express it./ <text:s/>"Joyful is the Monarch whose subjects sing his praises/ in his royal dwelling,"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07T15:34:37.24</meta:creation-date>
    <dc:date>2012-06-11T11:27:54.85</dc:date>
    <dc:creator>Penn Libraries</dc:creator>
    <meta:editing-duration>PT01H19M5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83" meta:word-count="1559" meta:character-count="9506"/>
  </office:meta>
</office:document-meta>
</file>